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121cm" style:use-optimal-column-width="false"/>
    </style:style>
    <style:style style:name="co2" style:family="table-column">
      <style:table-column-properties style:column-width="1.149cm" style:use-optimal-column-width="false"/>
    </style:style>
    <style:style style:name="co3" style:family="table-column">
      <style:table-column-properties style:column-width="2.895cm" style:use-optimal-column-width="false"/>
    </style:style>
    <style:style style:name="co4" style:family="table-column">
      <style:table-column-properties style:column-width="2.546cm" style:use-optimal-column-width="false"/>
    </style:style>
    <style:style style:name="co5" style:family="table-column">
      <style:table-column-properties style:column-width="2.806cm" style:use-optimal-column-width="false"/>
    </style:style>
    <style:style style:name="co6" style:family="table-column">
      <style:table-column-properties style:column-width="2.354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6.908cm" presentation:class="title" presentation:user-transformed="true">
          <draw:text-box>
            <text:p>Digital electronics recap</text:p>
          </draw:text-box>
        </draw:frame>
        <draw:frame presentation:style-name="pr2" draw:text-style-name="P2" draw:layer="layout" svg:width="26.67cm" svg:height="12.18cm" svg:x="-1.778cm" svg:y="12.446cm" presentation:class="outline" presentation:user-transformed="true">
          <draw:text-box>
            <text:list text:style-name="L2">
              <text:list-header>
                <text:p text:style-name="P1"><text:span text:style-name="T1">prepared for</text:span><text:span text:style-name="T2"> </text:span><text:span text:style-name="T2"><text:a xlink:href="http://hackerspace.gr/wiki/Programable_Logic_Lessons" xlink:type="simple">Programmable Logic Lessons</text:a></text:span><text:span text:style-name="T2"> / </text:span><text:span text:style-name="T2"><text:a xlink:href="http://hackerspace.gr/wiki/PLD_Workshop_28_05_2013" xlink:type="simple">1.1</text:a></text:span><text:span text:style-name="T2"> </text:span><text:span text:style-name="T3">by </text:span><text:span text:style-name="T3"><text:a xlink:href="http://hackerspace.gr/wiki/User:Skmp" xlink:type="simple">~skmp</text:a></text:span></text:p>
                <text:p text:style-name="P1"><text:span text:style-name="T4">Kindly hosted by </text:span><text:span text:style-name="T4"><text:a xlink:href="http://hackerspace.gr/" xlink:type="simple">hackerspace.gr</text:a>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ary system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p><text:span text:style-name="T5">Simplest counting system</text:span></text:p>
            <text:p><text:span text:style-name="T5"/></text:p>
            <text:p><text:span text:style-name="T5">Only two symbols:</text:span></text:p>
            <text:p><text:span text:style-name="T5">0, 1</text:span></text:p>
            <text:p><text:span text:style-name="T5"/></text:p>
            <text:p><text:span text:style-name="T6">(Also known as</text:span></text:p>
            <text:p><text:span text:style-name="T6">False, True</text:span></text:p>
            <text:p><text:span text:style-name="T6">bi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l algebr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gic using the binary system</text:p>
              </text:list-item>
              <text:list-item>
                <text:p>Basic operations</text:p>
                <text:list>
                  <text:list-item>
                    <text:p>And</text:p>
                    <text:list>
                      <text:list-item>
                        <text:p>If x and y. Common symbols &amp;, &amp;&amp;, *</text:p>
                      </text:list-item>
                    </text:list>
                  </text:list-item>
                  <text:list-item>
                    <text:p>Or</text:p>
                    <text:list>
                      <text:list-item>
                        <text:p>X or Y. Common symbols |, ||, + (in bool algebra)</text:p>
                      </text:list-item>
                    </text:list>
                  </text:list-item>
                  <text:list-item>
                    <text:p>Xor</text:p>
                    <text:list>
                      <text:list-item>
                        <text:p>X or Y, but not X and Y. Common symbols: ^ (C/C++), ⊕</text:p>
                      </text:list-item>
                    </text:list>
                  </text:list-item>
                  <text:list-item>
                    <text:p>Not</text:p>
                    <text:list>
                      <text:list-item>
                        <text:p>Inverse. Common symbols: ~, -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uth tables<text:line-break/><text:span text:style-name="T7">(An easy easy to remember)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12.87cm" svg:height="4.864cm" svg:x="7.257cm" svg:y="6.9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x</text:p>
              </table:table-cell>
              <table:table-cell>
                <text:p>y</text:p>
              </table:table-cell>
              <table:table-cell>
                <text:p>X and Y</text:p>
              </table:table-cell>
              <table:table-cell>
                <text:p>X Or y</text:p>
              </table:table-cell>
              <table:table-cell>
                <text:p>X Xor y</text:p>
              </table:table-cell>
              <table:table-cell>
                <text:p>Not X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ing useful work !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mbers with many digits</text:p>
                <text:list>
                  <text:list-item>
                    <text:p>0110101</text:p>
                    <text:list>
                      <text:list-item>
                        <text:p>Each digit represents an increasing power of 2 (RtL)</text:p>
                        <text:list>
                          <text:list-item>
                            <text:p>1 * 2^0 + 0 * 2^1 + 1 * 2^2 + 0 * 2^3 + 1 * 2^4+ 1 * 2^5+0 * 2^6</text:p>
                          </text:list-item>
                          <text:list-item>
                            <text:p>1*1 + 0*2 + 1*4 + 0*8 + 1*16 + 1*32 + 0*64</text:p>
                          </text:list-item>
                          <text:list-item>
                            <text:p>= 53 (base 10)</text:p>
                          </text:list-item>
                        </text:list>
                      </text:list-item>
                    </text:list>
                  </text:list-item>
                  <text:list-item>
                    <text:p>base 16 (Hex) is also handy for large numbers</text:p>
                    <text:list>
                      <text:list-item>
                        <text:p>0-9, A, B, C, D, E, F</text:p>
                      </text:list-item>
                      <text:list-item>
                        <text:p>0xF0E3</text:p>
                        <text:list>
                          <text:list-item>
                            <text:p>3*16^0 + E*16^1 + 0*16^2+ F*16^3</text:p>
                          </text:list-item>
                          <text:list-item>
                            <text:p>3 + 14*16 + 0*256 + 15*4096 </text:p>
                          </text:list-item>
                          <text:list-item>
                            <text:p>= 61667 (base 10)</text:p>
                          </text:list-item>
                        </text:list>
                      </text:list-item>
                      <text:list-item>
                        <text:p>Base 16 ↔ 2 conversions are easy (<text:a xlink:href="http://bit.ly/11nSnQM" xlink:type="simple">Google it up</text:a>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ing useful work 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presenting Negative numbers</text:p>
                <text:list>
                  <text:list-item>
                    <text:p>2's complement</text:p>
                    <text:list>
                      <text:list-item>
                        <text:p>-x is defined as ~x + 1</text:p>
                      </text:list-item>
                      <text:list-item>
                        <text:p>For 8 bits, -128 to 127</text:p>
                      </text:list-item>
                      <text:list-item>
                        <text:p>-01010 → 10110</text:p>
                      </text:list-item>
                    </text:list>
                  </text:list-item>
                  <text:list-item>
                    <text:p>1's complement <text:span text:style-name="T6">(not used anymore)</text:span></text:p>
                    <text:list>
                      <text:list-item>
                        <text:p>-x is defined as ~x </text:p>
                      </text:list-item>
                    </text:list>
                  </text:list-item>
                  <text:list-item>
                    <text:p>Sign bit</text:p>
                    <text:list>
                      <text:list-item>
                        <text:p>An extra bit to store positive or negative</text:p>
                      </text:list-item>
                      <text:list-item>
                        <text:p>For 8 bits, -127 to 127, with +0 and -0</text:p>
                        <text:list>
                          <text:list-item>
                            <text:p>7 bits range and sign bit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ing useful work !</text:p>
          </draw:text-box>
        </draw:frame>
        <draw:frame presentation:style-name="pr5" draw:layer="layout" svg:width="25.199cm" svg:height="12.179cm" svg:x="2.233cm" svg:y="4.572cm" presentation:class="outline" presentation:user-transformed="true">
          <draw:text-box>
            <text:list text:style-name="L2">
              <text:list-item>
                <text:p>Bit-wise operators</text:p>
                <text:list>
                  <text:list-item>
                    <text:p>And, Or, Xor, Not</text:p>
                    <text:list>
                      <text:list-item>
                        <text:p>Each bit is processed in “parallel”</text:p>
                        <text:list>
                          <text:list-item>
                            <text:p>z <text:s/>= x and y → z[0] = x[0] and y[0], z[1] = x[1] and y[1], and so 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th primitives</text:p>
                <text:list>
                  <text:list-item>
                    <text:p>Addition, Subtraction, Multiplication (sometimes)</text:p>
                    <text:list>
                      <text:list-item>
                        <text:p><text:a xlink:href="http://en.wikipedia.org/wiki/Adder_(electronics)" xlink:type="simple">http://en.wikipedia.org/wiki/Adder_(electronics)</text:a></text:p>
                      </text:list-item>
                      <text:list-item>
                        <text:p><text:a xlink:href="http://en.wikipedia.org/wiki/Binary_multiplier" xlink:type="simple">http://en.wikipedia.org/wiki/Binary_multiplier</text:a></text:p>
                      </text:list-item>
                    </text:list>
                  </text:list-item>
                </text:list>
              </text:list-item>
              <text:list-item>
                <text:p>Memory &amp; Routing</text:p>
                <text:list>
                  <text:list-item>
                    <text:p>Flip flop (Memory)</text:p>
                    <text:list>
                      <text:list-item>
                        <text:p><text:a xlink:href="http://en.wikipedia.org/wiki/Flip-flop_(electronics)" xlink:type="simple">http://en.wikipedia.org/wiki/Flip-flop_(electronics)</text:a></text:p>
                      </text:list-item>
                    </text:list>
                  </text:list-item>
                  <text:list-item>
                    <text:p>Mux/Demux (Selection/Routing)</text:p>
                    <text:list>
                      <text:list-item>
                        <text:p><text:a xlink:href="http://en.wikipedia.org/wiki/Multiplexer" xlink:type="simple">http://en.wikipedia.org/wiki/Multiplexer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Flip flo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mory elements</text:p>
                <text:list>
                  <text:list-item>
                    <text:p>S/R (Set/Reset)</text:p>
                    <text:list>
                      <text:list-item>
                        <text:p>Basic building block</text:p>
                      </text:list-item>
                    </text:list>
                  </text:list-item>
                  <text:list-item>
                    <text:p>Other Types</text:p>
                    <text:list>
                      <text:list-item>
                        <text:p>J/K is like S/R, but clocked</text:p>
                      </text:list-item>
                      <text:list-item>
                        <text:p>D (Data)</text:p>
                      </text:list-item>
                      <text:list-item>
                        <text:p>T (Togg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ux/Demu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an input signal to select from two (or more) inputs</text:p>
                <text:list>
                  <text:list-item>
                    <text:p>Basic logic that allows if/conditions/selection</text:p>
                  </text:list-item>
                </text:list>
              </text:list-item>
              <text:list-item>
                <text:p>Demux is the inverse op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binational logic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Output only depends on input</text:p>
                <text:list>
                  <text:list-item>
                    <text:p>Typical example is an Adder</text:p>
                  </text:list-item>
                </text:list>
              </text:list-item>
              <text:list-item>
                <text:p>Summarized in truth tables</text:p>
                <text:list>
                  <text:list-item>
                    <text:p><text:a xlink:href="http://en.wikipedia.org/wiki/Truth_table" xlink:type="simple">http://en.wikipedia.org/wiki/Truth_table</text:a></text:p>
                  </text:list-item>
                </text:list>
              </text:list-item>
              <text:list-item>
                <text:p><text:a xlink:href="http://en.wikipedia.org/wiki/Combinational_logic" xlink:type="simple">http://en.wikipedia.org/wiki/Combinational_logic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quential Logic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utput depends on past values</text:p>
                <text:list>
                  <text:list-item>
                    <text:p>The system has “memory”</text:p>
                  </text:list-item>
                  <text:list-item>
                    <text:p>Typical example is a counter</text:p>
                    <text:list>
                      <text:list-item>
                        <text:p>The output depends on the internal state</text:p>
                      </text:list-item>
                    </text:list>
                  </text:list-item>
                </text:list>
              </text:list-item>
              <text:list-item>
                <text:p>Is usually synchronized via a global clock</text:p>
              </text:list-item>
              <text:list-item>
                <text:p>Typically summarized in Transition/Excitation Tables</text:p>
                <text:list>
                  <text:list-item>
                    <text:p><text:a xlink:href="http://en.wikipedia.org/wiki/State_transition_table" xlink:type="simple">http://en.wikipedia.org/wiki/State_transition_table</text:a></text:p>
                  </text:list-item>
                  <text:list-item>
                    <text:p><text:a xlink:href="http://en.wikipedia.org/wiki/Excitation_table" xlink:type="simple">http://en.wikipedia.org/wiki/Excitation_table</text:a></text:p>
                  </text:list-item>
                </text:list>
              </text:list-item>
              <text:list-item>
                <text:p><text:a xlink:href="http://en.wikipedia.org/wiki/Sequential_logic" xlink:type="simple">http://en.wikipedia.org/wiki/Sequential_logic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ther useful links<text:line-break/><text:span text:style-name="T1">(for wikipedia addicts)</text:span></text:p>
          </draw:text-box>
        </draw:frame>
        <draw:frame presentation:style-name="pr2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8"><text:a xlink:href="http://en.wikipedia.org/wiki/Theory_of_computation" xlink:type="simple">http://en.wikipedia.org/wiki/Theory_of_computation</text:a></text:span></text:p>
                <text:list>
                  <text:list-item>
                    <text:p><text:span text:style-name="T8"><text:a xlink:href="http://en.wikipedia.org/wiki/Automata_theory" xlink:type="simple">http://en.wikipedia.org/wiki/Automata_theory</text:a></text:span></text:p>
                  </text:list-item>
                  <text:list-item>
                    <text:p><text:span text:style-name="T8"><text:a xlink:href="http://en.wikipedia.org/wiki/Finite_state_machine" xlink:type="simple">http://en.wikipedia.org/wiki/Finite_state_machine</text:a></text:span></text:p>
                  </text:list-item>
                </text:list>
              </text:list-item>
              <text:list-item>
                <text:p><text:span text:style-name="T8"><text:a xlink:href="http://en.wikipedia.org/wiki/Asynchronous_circuit" xlink:type="simple">http://en.wikipedia.org/wiki/Asynchronous_circuit</text:a></text:span></text:p>
              </text:list-item>
              <text:list-item>
                <text:p><text:span text:style-name="T8"><text:a xlink:href="http://en.wikipedia.org/wiki/Synchronous_system" xlink:type="simple">http://en.wikipedia.org/wiki/Synchronous_system</text:a></text:span></text:p>
              </text:list-item>
              <text:list-item>
                <text:p><text:span text:style-name="T8">… </text:span><text:span text:style-name="T8">: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anks !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 text:style-name="P6">Next week we'll do some hands-on “experiments” on an actual fpga !</text:p>
                <text:p/>
                <text:p text:style-name="P6">Feel free to drop by #hsgr @ freenode</text:p>
                <text:p text:style-name="P6">... or the <text:a xlink:href="http://lists.hackerspace.gr/listinfo/discuss" xlink:type="simple">hsgr mailing list</text:a></text:p>
                <text:p text:style-name="P6">... and use the <text:a xlink:href="http://hackerspace.gr/wiki/Programable_Logic_Lessons" xlink:type="simple">wiki</text:a> !</text:p>
                <text:p text:style-name="P6"><text:span text:style-name="T9">(or, send direct feedback – skmp@emudev.org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8T18:42:10.87</meta:creation-date>
    <dc:date>2013-05-29T04:11:58.23</dc:date>
    <meta:editing-duration>PT5H18M17S</meta:editing-duration>
    <meta:editing-cycles>13</meta:editing-cycles>
    <meta:generator>LibreOffice/4.0.3.3$Windows_x86 LibreOffice_project/0eaa50a932c8f2199a615e1eb30f7ac74279539</meta:generator>
    <meta:document-statistic meta:object-count="74"/>
  </office:meta>
</office:document-meta>
</file>